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svg:stroke-color="#000000" draw:fill="none" draw:fill-color="#ffffff" draw:textarea-horizontal-align="justify" draw:textarea-vertical-align="middle" draw:auto-grow-height="false" fo:min-height="17.35cm" fo:min-width="20.4cm"/>
    </style:style>
    <style:style style:name="gr2" style:family="graphic" style:parent-style-name="Default_5f_1">
      <style:graphic-properties draw:stroke="none" svg:stroke-color="#000000" draw:fill="none" draw:fill-color="#ffffff" draw:textarea-vertical-align="middle" fo:min-height="1.1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Default_5f_1">
      <style:graphic-properties svg:stroke-color="#000000" draw:fill-color="#ffffff" draw:textarea-horizontal-align="justify" draw:textarea-vertical-align="middle" draw:auto-grow-height="false" fo:min-height="0.614cm" fo:min-width="0.562cm"/>
    </style:style>
    <style:style style:name="gr5" style:family="graphic" style:parent-style-name="Default_5f_1">
      <style:graphic-properties draw:stroke="none" svg:stroke-color="#000000" draw:fill="none" draw:fill-color="#ffffff" fo:min-height="0.589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316cm" fo:min-width="2.824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226cm" fo:min-width="2.188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5.7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66cm" fo:min-width="4.45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812cm" fo:min-width="2.824cm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objectwithoutfill">
      <style:graphic-properties draw:stroke="dash" draw:stroke-dash="Fine_20_Dashed" draw:fill="none" draw:textarea-vertical-align="middle"/>
    </style:style>
    <style:style style:name="gr1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Default_5f_1">
      <style:graphic-properties svg:stroke-color="#000000" draw:fill-color="#ffffff" draw:textarea-horizontal-align="justify" draw:textarea-vertical-align="middle" draw:auto-grow-height="false" fo:min-height="0.606cm" fo:min-width="0.562cm"/>
    </style:style>
    <style:style style:name="gr17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2.226cm" fo:min-width="2.188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2.824cm"/>
    </style:style>
    <style:style style:name="gr19" style:family="graphic" style:parent-style-name="standard">
      <style:graphic-properties draw:stroke="none" svg:stroke-color="#000000" draw:fill="none" draw:fill-color="#ffffff" fo:min-height="1.55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388cm" fo:min-width="2.824cm"/>
    </style:style>
    <style:style style:name="P1" style:family="paragraph">
      <loext:graphic-properties draw:fill="none" draw:fill-color="#ffffff"/>
      <style:paragraph-properties fo:margin-top="0cm" fo:margin-bottom="0.3cm"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start"/>
      <style:text-properties fo:font-size="15pt" style:font-size-asian="15pt" style:font-size-complex="15pt"/>
    </style:style>
    <style:style style:name="P6" style:family="paragraph">
      <loext:graphic-properties draw:fill="none" draw:fill-color="#ffffff"/>
      <style:text-properties fo:font-size="15pt" style:font-size-asian="15pt" style:font-size-complex="15pt"/>
    </style:style>
    <style:style style:name="P7" style:family="paragraph"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P9" style:family="paragraph">
      <style:paragraph-properties fo:text-align="center"/>
      <style:text-properties fo:font-size="15pt" style:font-size-asian="15pt" style:font-size-complex="15pt"/>
    </style:style>
    <style:style style:name="P10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11" style:family="paragraph">
      <style:paragraph-properties fo:text-align="center"/>
      <style:text-properties fo:font-size="12pt"/>
    </style:style>
    <style:style style:name="P12" style:family="paragraph">
      <loext:graphic-properties draw:fill-color="#ffffff"/>
      <style:paragraph-properties fo:text-align="center"/>
      <style:text-properties fo:font-size="12pt"/>
    </style:style>
    <style:style style:name="P13" style:family="paragraph">
      <style:text-properties fo:font-size="14pt"/>
    </style:style>
    <style:style style:name="P14" style:family="paragraph">
      <loext:graphic-properties draw:fill="none" draw:fill-color="#ffffff"/>
      <style:text-properties fo:font-size="14pt"/>
    </style:style>
    <style:style style:name="P15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9cm" svg:height="17.6cm" svg:x="6.1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4.3cm" svg:height="1.4cm" svg:x="9.6cm" svg:y="1.6cm">
          <draw:text-box>
            <text:p text:style-name="P2">Work With The Best</text:p>
          </draw:text-box>
        </draw:frame>
        <draw:line draw:style-name="gr3" draw:text-style-name="P4" draw:layer="layout" svg:x1="2.4cm" svg:y1="12.4cm" svg:x2="3.2cm" svg:y2="10.567cm">
          <text:p/>
        </draw:line>
        <draw:line draw:style-name="gr3" draw:text-style-name="P4" draw:layer="layout" svg:x1="3.2cm" svg:y1="10.567cm" svg:x2="4cm" svg:y2="12.4cm">
          <text:p/>
        </draw:line>
        <draw:line draw:style-name="gr3" draw:text-style-name="P4" draw:layer="layout" svg:x1="3.2cm" svg:y1="10.567cm" svg:x2="3.2cm" svg:y2="8.811cm">
          <text:p/>
        </draw:line>
        <draw:line draw:style-name="gr3" draw:text-style-name="P4" draw:layer="layout" svg:x1="1.8cm" svg:y1="9.422cm" svg:x2="4.7cm" svg:y2="9.422cm">
          <text:p/>
        </draw:line>
        <draw:custom-shape draw:style-name="gr4" draw:text-style-name="P5" draw:layer="layout" svg:width="1.5cm" svg:height="1.222cm" svg:x="2.42cm" svg:y="7.553cm">
          <text:p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3.9cm" svg:height="0.839cm" svg:x="19.4cm" svg:y="8.7cm">
          <draw:text-box>
            <text:p><text:span text:style-name="T1">&lt;&lt;extend&gt;&gt;</text:span></text:p>
          </draw:text-box>
        </draw:frame>
        <draw:frame draw:style-name="gr5" draw:text-style-name="P6" draw:layer="layout" svg:width="3.9cm" svg:height="0.839cm" svg:x="16.8cm" svg:y="4.161cm">
          <draw:text-box>
            <text:p><text:span text:style-name="T1">&lt;&lt;include&gt;</text:span><text:span text:style-name="T1">&gt;</text:span></text:p>
          </draw:text-box>
        </draw:frame>
        <draw:custom-shape draw:style-name="gr6" draw:text-style-name="P8" draw:layer="layout" svg:width="4.7cm" svg:height="0.8cm" svg:x="6.7cm" svg:y="2.6cm">
          <text:p text:style-name="P7"><text:span text:style-name="T2">Répondre Off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3.8cm" svg:height="3.5cm" svg:x="20.5cm" svg:y="3.6cm">
          <text:p text:style-name="P9"><text:span text:style-name="T1">Authentifié </text:span></text:p>
          <text:p text:style-name="P9"><text:span text:style-name="T1">« Candidat 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6.2cm" svg:height="0.7cm" svg:x="16.8cm" svg:y="12.1cm">
          <text:p text:style-name="P11">Condition : avoir travaillé avec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7cm" svg:height="0.8cm" svg:x="9.3cm" svg:y="4cm">
          <text:p text:style-name="P7"><text:span text:style-name="T2">Poster Candidatur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8" draw:layer="layout" svg:width="7cm" svg:height="2.7cm" svg:x="11.7cm" svg:y="7.5cm">
          <text:p text:style-name="P7"><text:span text:style-name="T2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8" draw:layer="layout" svg:width="4.7cm" svg:height="1.5cm" svg:x="9.3cm" svg:y="15.4cm">
          <text:p text:style-name="P7"><text:span text:style-name="T2">Filtrer </text:span></text:p>
          <text:p text:style-name="P7"><text:span text:style-name="T2">Offres/Candidature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8" draw:layer="layout" svg:width="4.7cm" svg:height="1.5cm" svg:x="6.7cm" svg:y="17cm">
          <text:p text:style-name="P7"><text:span text:style-name="T2">Consulter </text:span></text:p>
          <text:p text:style-name="P7"><text:span text:style-name="T2">Offres/Candidature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8" draw:layer="layout" svg:width="4.7cm" svg:height="0.8cm" svg:x="11.3cm" svg:y="5.6cm">
          <text:p text:style-name="P7"><text:span text:style-name="T2">Modifier Profil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8" draw:layer="layout" svg:width="4.7cm" svg:height="0.8cm" svg:x="10.9cm" svg:y="14.2cm">
          <text:p text:style-name="P7"><text:span text:style-name="T2">Consulter </text:span><text:span text:style-name="T2">Profile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1" draw:text-style-name="P14" draw:layer="layout" svg:width="5cm" svg:height="0.806cm" svg:x="13.1cm" svg:y="7.7cm">
          <draw:text-box>
            <text:p text:style-name="P13">Noter Employeur</text:p>
          </draw:text-box>
        </draw:frame>
        <draw:line draw:style-name="gr3" draw:text-style-name="P4" draw:layer="layout" svg:x1="11.9cm" svg:y1="8.4cm" svg:x2="18.5cm" svg:y2="8.4cm">
          <text:p/>
        </draw:line>
        <draw:frame draw:style-name="gr12" draw:text-style-name="P15" draw:layer="layout" svg:width="6.2cm" svg:height="1.275cm" svg:x="12.1cm" svg:y="8.5cm">
          <draw:text-box>
            <text:p text:style-name="P7"><text:span text:style-name="T2">Extension </text:span><text:span text:style-name="T2">point </text:span><text:span text:style-name="T2">vérification </text:span><text:span text:style-name="T2">travaillé </text:span><text:span text:style-name="T2">ensembles</text:span></text:p>
          </draw:text-box>
        </draw:frame>
        <draw:custom-shape draw:style-name="gr6" draw:text-style-name="P8" draw:layer="layout" svg:width="4.7cm" svg:height="0.8cm" svg:x="21.5cm" svg:y="10.1cm">
          <text:p text:style-name="P7"><text:span text:style-name="T2">V</text:span><text:span text:style-name="T2">é</text:span><text:span text:style-name="T2">r</text:span><text:span text:style-name="T2">i</text:span><text:span text:style-name="T2">f</text:span><text:span text:style-name="T2">i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3" draw:text-style-name="P4" draw:layer="layout" svg:x1="11.4cm" svg:y1="3cm" svg:x2="17.2cm" svg:y2="5.2cm">
          <text:p/>
        </draw:line>
        <draw:line draw:style-name="gr13" draw:text-style-name="P4" draw:layer="layout" svg:x1="14cm" svg:y1="4.4cm" svg:x2="17.2cm" svg:y2="5.2cm">
          <text:p/>
        </draw:line>
        <draw:line draw:style-name="gr13" draw:text-style-name="P4" draw:layer="layout" svg:x1="16cm" svg:y1="6cm" svg:x2="17.2cm" svg:y2="5.2cm">
          <text:p/>
        </draw:line>
        <draw:line draw:style-name="gr13" draw:text-style-name="P4" draw:layer="layout" svg:x1="18.7cm" svg:y1="8.8cm" svg:x2="17.2cm" svg:y2="5.2cm">
          <text:p/>
        </draw:line>
        <draw:line draw:style-name="gr14" draw:text-style-name="P4" draw:layer="layout" svg:x1="17.2cm" svg:y1="5.2cm" svg:x2="20.5cm" svg:y2="5.4cm">
          <text:p/>
        </draw:line>
        <draw:line draw:style-name="gr14" draw:text-style-name="P4" draw:layer="layout" svg:x1="18.7cm" svg:y1="8.9cm" svg:x2="21.5cm" svg:y2="10.5cm">
          <text:p/>
        </draw:line>
        <draw:line draw:style-name="gr13" draw:text-style-name="P4" draw:layer="layout" svg:x1="19.8cm" svg:y1="12.1cm" svg:x2="19.5cm" svg:y2="9.3cm">
          <text:p/>
        </draw:line>
        <draw:frame draw:style-name="gr12" draw:text-style-name="P3" draw:layer="layout" svg:width="4.7cm" svg:height="1.673cm" svg:x="1.9cm" svg:y="2.027cm">
          <draw:text-box>
            <text:p>Candidat</text:p>
            <text:p/>
          </draw:text-box>
        </draw:frame>
        <draw:custom-shape draw:style-name="gr10" draw:text-style-name="P8" draw:layer="layout" svg:width="4.7cm" svg:height="1.5cm" svg:x="12cm" svg:y="12.3cm">
          <text:p text:style-name="P7"><text:span text:style-name="T2">Filtrer </text:span></text:p>
          <text:p text:style-name="P7"><text:span text:style-name="T2">Profile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5" draw:text-style-name="P4" draw:layer="layout" svg:x1="3.9cm" svg:y1="8.2cm" svg:x2="6.7cm" svg:y2="3cm">
          <text:p/>
        </draw:line>
        <draw:line draw:style-name="gr15" draw:text-style-name="P4" draw:layer="layout" svg:x1="3.9cm" svg:y1="8.2cm" svg:x2="9.3cm" svg:y2="4.4cm">
          <text:p/>
        </draw:line>
        <draw:line draw:style-name="gr15" draw:text-style-name="P4" draw:layer="layout" svg:x1="3.9cm" svg:y1="8.2cm" svg:x2="11.3cm" svg:y2="6cm">
          <text:p/>
        </draw:line>
        <draw:line draw:style-name="gr15" draw:text-style-name="P4" draw:layer="layout" svg:x1="3.9cm" svg:y1="8.2cm" svg:x2="11.7cm" svg:y2="8.9cm">
          <text:p/>
        </draw:line>
        <draw:line draw:style-name="gr15" draw:text-style-name="P4" draw:layer="layout" svg:x1="3.9cm" svg:y1="8.2cm" svg:x2="12cm" svg:y2="13.1cm">
          <text:p/>
        </draw:line>
        <draw:line draw:style-name="gr15" draw:text-style-name="P4" draw:layer="layout" svg:x1="3.9cm" svg:y1="8.1cm" svg:x2="10.9cm" svg:y2="14.6cm">
          <text:p/>
        </draw:line>
        <draw:line draw:style-name="gr15" draw:text-style-name="P4" draw:layer="layout" svg:x1="4cm" svg:y1="8.2cm" svg:x2="9.3cm" svg:y2="16.2cm">
          <text:p/>
        </draw:line>
        <draw:line draw:style-name="gr15" draw:text-style-name="P4" draw:layer="layout" svg:x1="4cm" svg:y1="8.2cm" svg:x2="6.7cm" svg:y2="17.8cm">
          <text:p/>
        </draw:line>
      </draw:page>
      <draw:page draw:name="page2" draw:style-name="dp1" draw:master-page-name="Default">
        <draw:custom-shape draw:style-name="gr1" draw:text-style-name="P1" draw:layer="layout" svg:width="20.9cm" svg:height="17.6cm" svg:x="6.1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4.3cm" svg:height="1.4cm" svg:x="9.6cm" svg:y="1.6cm">
          <draw:text-box>
            <text:p text:style-name="P2">Work With The Best</text:p>
          </draw:text-box>
        </draw:frame>
        <draw:line draw:style-name="gr3" draw:text-style-name="P4" draw:layer="layout" svg:x1="2.4cm" svg:y1="13.1cm" svg:x2="3.2cm" svg:y2="11.285cm">
          <text:p/>
        </draw:line>
        <draw:line draw:style-name="gr3" draw:text-style-name="P4" draw:layer="layout" svg:x1="3.2cm" svg:y1="11.285cm" svg:x2="4cm" svg:y2="13.1cm">
          <text:p/>
        </draw:line>
        <draw:line draw:style-name="gr3" draw:text-style-name="P4" draw:layer="layout" svg:x1="3.2cm" svg:y1="11.285cm" svg:x2="3.2cm" svg:y2="9.546cm">
          <text:p/>
        </draw:line>
        <draw:line draw:style-name="gr3" draw:text-style-name="P4" draw:layer="layout" svg:x1="1.8cm" svg:y1="10.151cm" svg:x2="4.7cm" svg:y2="10.151cm">
          <text:p/>
        </draw:line>
        <draw:custom-shape draw:style-name="gr16" draw:text-style-name="P5" draw:layer="layout" svg:width="1.5cm" svg:height="1.21cm" svg:x="2.4cm" svg:y="8.3cm">
          <text:p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3.9cm" svg:height="0.839cm" svg:x="20.7cm" svg:y="8.761cm">
          <draw:text-box>
            <text:p><text:span text:style-name="T1">&lt;&lt;extend&gt;&gt;</text:span></text:p>
          </draw:text-box>
        </draw:frame>
        <draw:frame draw:style-name="gr5" draw:text-style-name="P6" draw:layer="layout" svg:width="3.9cm" svg:height="0.839cm" svg:x="17.8cm" svg:y="3.561cm">
          <draw:text-box>
            <text:p><text:span text:style-name="T1">&lt;&lt;include&gt;&gt;</text:span></text:p>
          </draw:text-box>
        </draw:frame>
        <draw:custom-shape draw:style-name="gr17" draw:text-style-name="P10" draw:layer="layout" svg:width="3.8cm" svg:height="3.5cm" svg:x="22.3cm" svg:y="2.6cm">
          <text:p text:style-name="P9"><text:span text:style-name="T1">Authentifié </text:span></text:p>
          <text:p text:style-name="P9"><text:span text:style-name="T1">« Employeur 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6.2cm" svg:height="0.7cm" svg:x="14.5cm" svg:y="11.1cm">
          <text:p text:style-name="P11">Condition : avoir travaillé avec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7cm" svg:height="1.5cm" svg:x="9.2cm" svg:y="15.2cm">
          <text:p text:style-name="P7"><text:span text:style-name="T2">Filtrer </text:span></text:p>
          <text:p text:style-name="P7"><text:span text:style-name="T2">Offres/Candidature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8" draw:layer="layout" svg:width="4.7cm" svg:height="1.5cm" svg:x="6.6cm" svg:y="17cm">
          <text:p text:style-name="P7"><text:span text:style-name="T2">Consulter </text:span></text:p>
          <text:p text:style-name="P7"><text:span text:style-name="T2">Offres/</text:span><text:span text:style-name="T2">Candidature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8" draw:layer="layout" svg:width="4.7cm" svg:height="1cm" svg:x="6.4cm" svg:y="2.5cm">
          <text:p text:style-name="P7"><text:span text:style-name="T2">Répondre </text:span></text:p>
          <text:p text:style-name="P7"><text:span text:style-name="T2">Candidatur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8" draw:layer="layout" svg:width="4.7cm" svg:height="0.8cm" svg:x="8.6cm" svg:y="4cm">
          <text:p text:style-name="P7"><text:span text:style-name="T2">Poster Offr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8" draw:layer="layout" svg:width="4.7cm" svg:height="0.8cm" svg:x="10.4cm" svg:y="5.4cm">
          <text:p text:style-name="P7"><text:span text:style-name="T2">Modifier Profil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2" draw:text-style-name="P3" draw:layer="layout" svg:width="3.6cm" svg:height="1cm" svg:x="1.7cm" svg:y="2.2cm">
          <draw:text-box>
            <text:p>Employeur</text:p>
          </draw:text-box>
        </draw:frame>
        <draw:custom-shape draw:style-name="gr9" draw:text-style-name="P8" draw:layer="layout" svg:width="7cm" svg:height="2.7cm" svg:x="12.1cm" svg:y="7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1" draw:text-style-name="P14" draw:layer="layout" svg:width="5cm" svg:height="0.806cm" svg:x="13.5cm" svg:y="7.3cm">
          <draw:text-box>
            <text:p text:style-name="P13">Noter Candidat</text:p>
          </draw:text-box>
        </draw:frame>
        <draw:line draw:style-name="gr3" draw:text-style-name="P4" draw:layer="layout" svg:x1="12.3cm" svg:y1="8cm" svg:x2="18.9cm" svg:y2="8cm">
          <text:p/>
        </draw:line>
        <draw:frame draw:style-name="gr12" draw:text-style-name="P15" draw:layer="layout" svg:width="6.2cm" svg:height="1.275cm" svg:x="12.5cm" svg:y="8.1cm">
          <draw:text-box>
            <text:p text:style-name="P7"><text:span text:style-name="T2">Extension </text:span><text:span text:style-name="T2">point </text:span><text:span text:style-name="T2">vérification </text:span><text:span text:style-name="T2">travaillé </text:span><text:span text:style-name="T2">ensembles</text:span></text:p>
          </draw:text-box>
        </draw:frame>
        <draw:custom-shape draw:style-name="gr6" draw:text-style-name="P8" draw:layer="layout" svg:width="4.7cm" svg:height="0.8cm" svg:x="11.7cm" svg:y="14.1cm">
          <text:p text:style-name="P7"><text:span text:style-name="T2">Consulter Profile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8" draw:layer="layout" svg:width="4.7cm" svg:height="0.8cm" svg:x="21.9cm" svg:y="10.7cm">
          <text:p text:style-name="P7"><text:span text:style-name="T2">Vérificatio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5" draw:text-style-name="P4" draw:layer="layout" svg:x1="3.9cm" svg:y1="8.9cm" svg:x2="6.4cm" svg:y2="3cm">
          <text:p/>
        </draw:line>
        <draw:line draw:style-name="gr15" draw:text-style-name="P4" draw:layer="layout" svg:x1="3.9cm" svg:y1="8.9cm" svg:x2="8.6cm" svg:y2="4.4cm">
          <text:p/>
        </draw:line>
        <draw:line draw:style-name="gr15" draw:text-style-name="P4" draw:layer="layout" svg:x1="3.9cm" svg:y1="8.9cm" svg:x2="10.4cm" svg:y2="5.8cm">
          <text:p/>
        </draw:line>
        <draw:line draw:style-name="gr15" draw:text-style-name="P4" draw:layer="layout" svg:x1="3.9cm" svg:y1="8.9cm" svg:x2="12.1cm" svg:y2="8.5cm">
          <text:p/>
        </draw:line>
        <draw:line draw:style-name="gr15" draw:text-style-name="P4" draw:layer="layout" svg:x1="3.9cm" svg:y1="8.9cm" svg:x2="9.2cm" svg:y2="16cm">
          <text:p/>
        </draw:line>
        <draw:line draw:style-name="gr15" draw:text-style-name="P4" draw:layer="layout" svg:x1="3.9cm" svg:y1="8.9cm" svg:x2="6.6cm" svg:y2="17.8cm">
          <text:p/>
        </draw:line>
        <draw:line draw:style-name="gr13" draw:text-style-name="P4" draw:layer="layout" svg:x1="11.1cm" svg:y1="3cm" svg:x2="17.2cm" svg:y2="4.6cm">
          <text:p/>
        </draw:line>
        <draw:line draw:style-name="gr13" draw:text-style-name="P4" draw:layer="layout" svg:x1="13.3cm" svg:y1="4.4cm" svg:x2="17.2cm" svg:y2="4.6cm">
          <text:p/>
        </draw:line>
        <draw:line draw:style-name="gr13" draw:text-style-name="P4" draw:layer="layout" svg:x1="15.1cm" svg:y1="5.8cm" svg:x2="17.2cm" svg:y2="4.6cm">
          <text:p/>
        </draw:line>
        <draw:line draw:style-name="gr13" draw:text-style-name="P4" draw:layer="layout" svg:x1="19.1cm" svg:y1="8.5cm" svg:x2="17.2cm" svg:y2="4.6cm">
          <text:p/>
        </draw:line>
        <draw:line draw:style-name="gr14" draw:text-style-name="P4" draw:layer="layout" svg:x1="17.2cm" svg:y1="4.6cm" svg:x2="22.3cm" svg:y2="4.4cm">
          <text:p/>
        </draw:line>
        <draw:line draw:style-name="gr14" draw:text-style-name="P4" draw:layer="layout" svg:x1="19.1cm" svg:y1="8.5cm" svg:x2="22cm" svg:y2="11.2cm">
          <text:p/>
        </draw:line>
        <draw:line draw:style-name="gr13" draw:text-style-name="P4" draw:layer="layout" svg:x1="20.3cm" svg:y1="9.6cm" svg:x2="18.5cm" svg:y2="11.1cm">
          <text:p/>
        </draw:line>
        <draw:custom-shape draw:style-name="gr10" draw:text-style-name="P8" draw:layer="layout" svg:width="4.7cm" svg:height="1.5cm" svg:x="13cm" svg:y="12.3cm">
          <text:p text:style-name="P7"><text:span text:style-name="T2">Filtrer </text:span></text:p>
          <text:p text:style-name="P7"><text:span text:style-name="T2">Profile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5" draw:text-style-name="P4" draw:layer="layout" svg:x1="4cm" svg:y1="8.9cm" svg:x2="13.1cm" svg:y2="13.1cm">
          <text:p/>
        </draw:line>
        <draw:line draw:style-name="gr15" draw:text-style-name="P4" draw:layer="layout" svg:x1="3.9cm" svg:y1="8.9cm" svg:x2="11.7cm" svg:y2="14.5cm">
          <text:p/>
        </draw:line>
      </draw:page>
      <draw:page draw:name="page3" draw:style-name="dp1" draw:master-page-name="Default">
        <draw:custom-shape draw:style-name="gr1" draw:text-style-name="P1" draw:layer="layout" svg:width="20.9cm" svg:height="17.6cm" svg:x="6.1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4.3cm" svg:height="1.4cm" svg:x="9.6cm" svg:y="1.6cm">
          <draw:text-box>
            <text:p text:style-name="P2">Work With The Best</text:p>
          </draw:text-box>
        </draw:frame>
        <draw:line draw:style-name="gr3" draw:text-style-name="P4" draw:layer="layout" svg:x1="2cm" svg:y1="13.1cm" svg:x2="2.8cm" svg:y2="11.285cm">
          <text:p/>
        </draw:line>
        <draw:line draw:style-name="gr3" draw:text-style-name="P4" draw:layer="layout" svg:x1="2.8cm" svg:y1="11.285cm" svg:x2="3.6cm" svg:y2="13.1cm">
          <text:p/>
        </draw:line>
        <draw:line draw:style-name="gr3" draw:text-style-name="P4" draw:layer="layout" svg:x1="2.8cm" svg:y1="11.285cm" svg:x2="2.8cm" svg:y2="9.546cm">
          <text:p/>
        </draw:line>
        <draw:line draw:style-name="gr3" draw:text-style-name="P4" draw:layer="layout" svg:x1="1.4cm" svg:y1="10.151cm" svg:x2="4.3cm" svg:y2="10.151cm">
          <text:p/>
        </draw:line>
        <draw:custom-shape draw:style-name="gr16" draw:text-style-name="P5" draw:layer="layout" svg:width="1.5cm" svg:height="1.21cm" svg:x="2cm" svg:y="8.3cm">
          <text:p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4.7cm" svg:height="1.5cm" svg:x="12.7cm" svg:y="6.1cm">
          <text:p text:style-name="P7"><text:span text:style-name="T2">Filtrer </text:span></text:p>
          <text:p text:style-name="P7"><text:span text:style-name="T2">Offres/</text:span><text:span text:style-name="T2">Candidature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8" draw:layer="layout" svg:width="4.7cm" svg:height="1.5cm" svg:x="14.3cm" svg:y="8.4cm">
          <text:p text:style-name="P7"><text:span text:style-name="T2">Consulter </text:span></text:p>
          <text:p text:style-name="P7"><text:span text:style-name="T2">Offres/Candidature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8" draw:layer="layout" svg:width="4.7cm" svg:height="0.8cm" svg:x="8.1cm" svg:y="4.4cm">
          <text:p text:style-name="P7"><text:span text:style-name="T2">S’inscrir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9" draw:text-style-name="P3" draw:layer="layout" svg:width="5.2cm" svg:height="1.8cm" svg:x="1.1cm" svg:y="1.5cm">
          <draw:text-box>
            <text:p><text:span text:style-name="T3">Non</text:span> <text:span text:style-name="T3">Authentifié</text:span></text:p>
          </draw:text-box>
        </draw:frame>
        <draw:custom-shape draw:style-name="gr20" draw:text-style-name="P8" draw:layer="layout" svg:width="4.7cm" svg:height="0.9cm" svg:x="11.1cm" svg:y="13.7cm">
          <text:p text:style-name="P7"><text:span text:style-name="T2">Consulter Profile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8" draw:layer="layout" svg:width="4.7cm" svg:height="1.5cm" svg:x="14.4cm" svg:y="11cm">
          <text:p text:style-name="P7"><text:span text:style-name="T2">Filtrer </text:span></text:p>
          <text:p text:style-name="P7"><text:span text:style-name="T2">Profile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5" draw:text-style-name="P4" draw:layer="layout" svg:x1="3.5cm" svg:y1="8.9cm" svg:x2="8cm" svg:y2="4.8cm">
          <text:p/>
        </draw:line>
        <draw:line draw:style-name="gr15" draw:text-style-name="P4" draw:layer="layout" svg:x1="3.5cm" svg:y1="8.9cm" svg:x2="12.7cm" svg:y2="6.8cm">
          <text:p/>
        </draw:line>
        <draw:line draw:style-name="gr15" draw:text-style-name="P4" draw:layer="layout" svg:x1="3.5cm" svg:y1="8.9cm" svg:x2="14.3cm" svg:y2="9.2cm">
          <text:p/>
        </draw:line>
        <draw:line draw:style-name="gr15" draw:text-style-name="P4" draw:layer="layout" svg:x1="3.5cm" svg:y1="8.9cm" svg:x2="14.4cm" svg:y2="11.8cm">
          <text:p/>
        </draw:line>
        <draw:line draw:style-name="gr15" draw:text-style-name="P4" draw:layer="layout" svg:x1="3.5cm" svg:y1="8.9cm" svg:x2="11.1cm" svg:y2="14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5T10:51:32.621091822</meta:creation-date>
    <dc:date>2019-05-15T12:48:33.164938947</dc:date>
    <meta:editing-duration>PT33M38S</meta:editing-duration>
    <meta:editing-cycles>7</meta:editing-cycles>
    <meta:generator>LibreOffice/6.0.7.3$Linux_X86_64 LibreOffice_project/00m0$Build-3</meta:generator>
    <meta:document-statistic meta:object-count="96"/>
  </office:meta>
</office:document-meta>
</file>